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55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190.06pt"/>
    </style:style>
    <style:style style:name="co4" style:family="table-column">
      <style:table-column-properties fo:break-before="auto" style:column-width="175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 L" style:font-name-asian="DejaVu Sans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7.39pt" svg:height="316.49pt" svg:x="506.07pt" svg:y="127.93pt">
            <loext:p draw:notify-on-update-of-ranges="Sheet1.A15:Sheet1.A25 Sheet1.B14:Sheet1.B14 Sheet1.B15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2.04pt" svg:height="255.12pt" svg:x="420.55pt" svg:y="475.97pt">
            <loext:p draw:notify-on-update-of-ranges="Sheet1.A28:Sheet1.A38 Sheet1.B27:Sheet1.B27 Sheet1.B28:Sheet1.B38 Sheet1.C27:Sheet1.C27 Sheet1.C28:Sheet1.C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istance (metres)</text:p>
          </table:table-cell>
          <table:table-cell office:value-type="string" calcext:value-type="string">
            <text:p>Time Difference at Sender (seconds)</text:p>
          </table:table-cell>
          <table:table-cell office:value-type="string" calcext:value-type="string">
            <text:p>Time Difference at Receiver (seconds)</text:p>
          </table:table-cell>
          <table:table-cell office:value-type="string" calcext:value-type="string">
            <text:p>Average Time Difference (seconds)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ABS([.B2]-[.C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3]-[.C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BS([.B4]-[.C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6]-[.C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B9]-[.C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10]-[.C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11]-[.C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BS([.B12]-[.C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ance (metres)</text:p>
          </table:table-cell>
          <table:table-cell office:value-type="string" calcext:value-type="string">
            <text:p>Data Lost (Bytes)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(Seconds)</text:p>
          </table:table-cell>
          <table:table-cell office:value-type="string" calcext:value-type="string">
            <text:p>Data Sent From Sender (Bytes)</text:p>
          </table:table-cell>
          <table:table-cell office:value-type="string" calcext:value-type="string">
            <text:p>Data Received By Receiver (Bytes)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609" calcext:value-type="float">
            <text:p>260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8]*[.D29]/10*[.A16]" office:value-type="float" office:value="26090" calcext:value-type="float">
            <text:p>26090</text:p>
          </table:table-cell>
          <table:table-cell table:style-name="ce2" table:formula="of:=[.$B$28]*[.D29]/10*[.A16]" office:value-type="float" office:value="26090" calcext:value-type="float">
            <text:p>2609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962" calcext:value-type="float">
            <text:p>46962</text:p>
          </table:table-cell>
          <table:table-cell table:style-name="ce2" table:formula="of:=[.$B$28]*[.D30]/10*[.A17]" office:value-type="float" office:value="46962" calcext:value-type="float">
            <text:p>4696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443" calcext:value-type="float">
            <text:p>70443</text:p>
          </table:table-cell>
          <table:table-cell table:style-name="ce2" table:formula="of:=[.$B$28]*[.D31]/10*[.A18]" office:value-type="float" office:value="70443" calcext:value-type="float">
            <text:p>7044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488" calcext:value-type="float">
            <text:p>83488</text:p>
          </table:table-cell>
          <table:table-cell table:style-name="ce2" table:formula="of:=[.$B$28]*[.D32]/10*[.A19]" office:value-type="float" office:value="83488" calcext:value-type="float">
            <text:p>8348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450" calcext:value-type="float">
            <text:p>130450</text:p>
          </table:table-cell>
          <table:table-cell table:style-name="ce2" table:formula="of:=[.$B$28]*[.D33]/10*[.A20]" office:value-type="float" office:value="130450" calcext:value-type="float">
            <text:p>13045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886" calcext:value-type="float">
            <text:p>140886</text:p>
          </table:table-cell>
          <table:table-cell table:style-name="ce2" table:formula="of:=[.$B$28]*[.D34]/10*[.A21]" office:value-type="float" office:value="140886" calcext:value-type="float">
            <text:p>14088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2630" calcext:value-type="float">
            <text:p>182630</text:p>
          </table:table-cell>
          <table:table-cell table:style-name="ce2" table:formula="of:=[.$B$28]*[.D35]/10*[.A22]" office:value-type="float" office:value="182630" calcext:value-type="float">
            <text:p>18263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848" calcext:value-type="float">
            <text:p>187848</text:p>
          </table:table-cell>
          <table:table-cell table:style-name="ce2" table:formula="of:=[.$B$28]*[.D36]/10*[.A23]" office:value-type="float" office:value="187848" calcext:value-type="float">
            <text:p>18784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1329" calcext:value-type="float">
            <text:p>211329</text:p>
          </table:table-cell>
          <table:table-cell table:style-name="ce2" table:formula="of:=[.$B$28]*[.D37]/10*[.A24]" office:value-type="float" office:value="211329" calcext:value-type="float">
            <text:p>211329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720" calcext:value-type="float">
            <text:p>208720</text:p>
          </table:table-cell>
          <table:table-cell table:style-name="ce2" table:formula="of:=[.$B$28]*[.D38]/10*[.A25]" office:value-type="float" office:value="208720" calcext:value-type="float">
            <text:p>2087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5:36:38.795031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1:12:00.051273996</meta:creation-date>
    <meta:generator>LibreOffice/5.0.5.2$Linux_X86_64 LibreOffice_project/00m0$Build-2</meta:generator>
    <dc:date>2016-04-05T17:30:15.129291106</dc:date>
    <meta:editing-duration>PT1H41M28S</meta:editing-duration>
    <meta:editing-cycles>12</meta:editing-cycles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06cm" svg:height="11.166cm" xlink:href=".." xlink:type="simple" chart:class="chart:line" chart:style-name="ch1">
        <chart:title svg:x="4.523cm" svg:y="0.358cm" chart:style-name="ch2">
          <text:p>Graph of Amount of Data Lost Against Distance</text:p>
        </chart:title>
        <chart:legend chart:legend-position="end" svg:x="14.563cm" svg:y="5.244cm" style:legend-expansion="high" chart:style-name="ch3"/>
        <chart:plot-area chart:style-name="ch4" table:cell-range-address="Sheet1.A14:Sheet1.B25" chart:data-source-has-labels="both" svg:x="1.463cm" svg:y="1.52cm" svg:width="12.728cm" svg:height="8.362cm">
          <chartooo:coordinate-region svg:x="2.19cm" svg:y="1.759cm" svg:width="11.722cm" svg:height="7.397cm"/>
          <chart:axis chart:dimension="x" chart:name="primary-x" chart:style-name="ch5" chartooo:axis-type="auto">
            <chartooo:date-scale/>
            <chart:title svg:x="6.5cm" svg:y="10.105cm" chart:style-name="ch6">
              <text:p>Distance (Metres)</text:p>
            </chart:title>
            <chart:categories table:cell-range-address="Sheet1.A15:Sheet1.A25"/>
          </chart:axis>
          <chart:axis chart:dimension="y" chart:name="primary-y" chart:style-name="ch5">
            <chart:title svg:x="0.451cm" svg:y="7.756cm" chart:style-name="ch7">
              <text:p>Amount of Data Lost (Bytes)</text:p>
            </chart:title>
            <chart:grid chart:style-name="ch8" chart:class="major"/>
          </chart:axis>
          <chart:series chart:style-name="ch9" chart:values-cell-range-address="Sheet1.B15:Sheet1.B25" chart:label-cell-address="Sheet1.B14:Sheet1.B1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Lost (Bytes)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5:Sheet1.A25</svg:desc>
                </draw:g>
              </table:table-cell>
              <table:table-cell office:value-type="float" office:value="0">
                <text:p>0</text:p>
                <draw:g>
                  <svg:desc>Sheet1.B15:Sheet1.B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54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7cm" svg:height="9.001cm" xlink:href=".." xlink:type="simple" chart:class="chart:line" chart:style-name="ch1">
        <chart:title svg:x="4.221cm" svg:y="0.315cm" chart:style-name="ch2">
          <text:p>Graph of Amount of Data Sent and Received Against Distance</text:p>
        </chart:title>
        <chart:legend chart:legend-position="end" svg:x="14.093cm" svg:y="3.873cm" style:legend-expansion="high" chart:style-name="ch3"/>
        <chart:plot-area chart:style-name="ch4" table:cell-range-address="Sheet1.A27:Sheet1.C38" chart:data-source-has-labels="both" svg:x="1.508cm" svg:y="1.434cm" svg:width="12.168cm" svg:height="6.326cm">
          <chartooo:coordinate-region svg:x="2.87cm" svg:y="1.673cm" svg:width="10.527cm" svg:height="5.361cm"/>
          <chart:axis chart:dimension="x" chart:name="primary-x" chart:style-name="ch5" chartooo:axis-type="auto">
            <chartooo:date-scale/>
            <chart:title svg:x="6.397cm" svg:y="7.94cm" chart:style-name="ch6">
              <text:p>Time (Seconds)</text:p>
            </chart:title>
            <chart:categories table:cell-range-address="Sheet1.A28:Sheet1.A38"/>
          </chart:axis>
          <chart:axis chart:dimension="y" chart:name="primary-y" chart:style-name="ch5">
            <chart:title svg:x="0.451cm" svg:y="6.308cm" chart:style-name="ch7">
              <text:p>Amount of Data (Bytes)</text:p>
            </chart:title>
            <chart:grid chart:style-name="ch8" chart:class="major"/>
          </chart:axis>
          <chart:series chart:style-name="ch9" chart:values-cell-range-address="Sheet1.B28:Sheet1.B38" chart:label-cell-address="Sheet1.B27:Sheet1.B27" chart:class="chart:line">
            <chart:data-point chart:repeated="11"/>
          </chart:series>
          <chart:series chart:style-name="ch10" chart:values-cell-range-address="Sheet1.C28:Sheet1.C38" chart:label-cell-address="Sheet1.C27:Sheet1.C27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Sent From Sender (Bytes)</text:p>
                <draw:g>
                  <svg:desc>Sheet1.B27:Sheet1.B27</svg:desc>
                </draw:g>
              </table:table-cell>
              <table:table-cell office:value-type="string">
                <text:p>Data Received By Receiver (Bytes)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8:Sheet1.A38</svg:desc>
                </draw:g>
              </table:table-cell>
              <table:table-cell office:value-type="float" office:value="2609">
                <text:p>2609</text:p>
                <draw:g>
                  <svg:desc>Sheet1.B28:Sheet1.B38</svg:desc>
                </draw:g>
              </table:table-cell>
              <table:table-cell office:value-type="float" office:value="2609">
                <text:p>2609</text:p>
                <draw:g>
                  <svg:desc>Sheet1.C28:Sheet1.C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90">
                <text:p>26090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962">
                <text:p>46962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43">
                <text:p>70443</text:p>
              </table:table-cell>
              <table:table-cell office:value-type="float" office:value="70443">
                <text:p>704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488">
                <text:p>83488</text:p>
              </table:table-cell>
              <table:table-cell office:value-type="float" office:value="83488">
                <text:p>83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450">
                <text:p>130450</text:p>
              </table:table-cell>
              <table:table-cell office:value-type="float" office:value="130450">
                <text:p>1304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0886">
                <text:p>140886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2630">
                <text:p>182630</text:p>
              </table:table-cell>
              <table:table-cell office:value-type="float" office:value="182630">
                <text:p>1826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848">
                <text:p>187848</text:p>
              </table:table-cell>
              <table:table-cell office:value-type="float" office:value="187848">
                <text:p>1878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329">
                <text:p>211329</text:p>
              </table:table-cell>
              <table:table-cell office:value-type="float" office:value="211329">
                <text:p>211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8720">
                <text:p>208720</text:p>
              </table:table-cell>
              <table:table-cell office:value-type="float" office:value="208720">
                <text:p>208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